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1"/>
          <table:table-cell office:value-type="string" table:style-name="ce1">
            <text:p>ВЕС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200" table:style-name="ce10">
            <text:p>1200</text:p>
          </table:table-cell>
          <table:table-cell table:style-name="ce1"/>
          <table:table-cell office:value-type="float" office:value="1200" table:formula="of:=[.E2]" table:style-name="ce1">
            <text:p>12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5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style-name="ce10"/>
          <table:table-cell table:style-name="ce1"/>
          <table:table-cell office:value-type="float" office:value="0" table:formula="of:=[.E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9]" table:style-name="ce1">
            <text:p>7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шт</text:p>
          </table:table-cell>
          <table:table-cell office:value-type="float" office:value="8" table:formula="of:=[.E11]*0.4" table:style-name="ce1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12]" table:style-name="ce1">
            <text:p>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14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19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1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2]" table:style-name="ce1">
            <text:p>12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table:style-name="ce10"/>
          <table:table-cell table:style-name="ce1"/>
          <table:table-cell office:value-type="float" office:value="0" table:formula="of:=[.E2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style-name="ce1"/>
          <table:table-cell office:value-type="float" office:value="0" table:formula="of:=[.E24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25]" table:style-name="ce1">
            <text:p>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26]" table:style-name="ce1">
            <text:p>1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27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float" office:value="12" table:formula="of:=[.E29]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2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style-name="ce1"/>
          <table:table-cell office:value-type="float" office:value="0" table:formula="of:=[.E34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36]" table:style-name="ce1">
            <text:p>9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7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8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40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1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400" table:style-name="ce10">
            <text:p>400</text:p>
          </table:table-cell>
          <table:table-cell table:style-name="ce1"/>
          <table:table-cell office:value-type="float" office:value="400" table:formula="of:=[.E43]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800" table:style-name="ce10">
            <text:p>800</text:p>
          </table:table-cell>
          <table:table-cell table:style-name="ce1"/>
          <table:table-cell office:value-type="float" office:value="800" table:formula="of:=[.E44]" table:style-name="ce1">
            <text:p>8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5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47]" table:style-name="ce1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48]" table:style-name="ce1">
            <text:p>8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49]" table:style-name="ce1">
            <text:p>3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float" office:value="3" table:formula="of:=[.E50]" table:style-name="ce1">
            <text:p>3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style-name="ce1"/>
          <table:table-cell office:value-type="float" office:value="0" table:formula="of:=[.E52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100" table:style-name="ce16">
            <text:p>100</text:p>
          </table:table-cell>
          <table:table-cell table:style-name="ce1"/>
          <table:table-cell office:value-type="float" office:value="100" table:formula="of:=[.E54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355" table:formula="of:=SUM([.E2:.E54])" table:style-name="ce16">
            <text:p>4355</text:p>
          </table:table-cell>
          <table:table-cell table:number-columns-repeated="16379" table:style-name="ce1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6-25T09:07:55Z</dc:date>
    <meta:print-date>2024-03-12T10:36:39Z</meta:print-date>
    <meta:editing-cycles>96</meta:editing-cycles>
    <meta:editing-duration>PT114790S</meta:editing-duration>
  </office:meta>
</office:document-meta>
</file>